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1" svg:font-family="'Courier New'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000000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text-properties fo:font-size="18pt"/>
    </style:style>
    <style:style style:name="P2" style:family="paragraph">
      <style:paragraph-properties fo:margin-left="0cm" fo:margin-right="0cm" style:line-height-at-least="0.55cm" fo:text-align="start" fo:text-indent="0cm" style:punctuation-wrap="hanging"/>
      <style:text-properties fo:hyphenate="false"/>
    </style:style>
    <style:style style:name="P3" style:family="paragraph">
      <loext:graphic-properties draw:fill="none"/>
      <style:paragraph-properties fo:margin-left="0cm" fo:margin-right="0cm" style:line-height-at-least="0.55cm" fo:text-align="start" fo:text-indent="0cm" style:punctuation-wrap="hanging"/>
      <style:text-properties fo:font-size="18pt" fo:hyphenate="false"/>
    </style:style>
    <style:style style:name="P4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P5" style:family="paragraph">
      <loext:graphic-properties draw:fill="none"/>
      <style:paragraph-properties fo:margin-left="0cm" fo:margin-right="0cm" fo:text-align="start" fo:text-indent="0cm" style:punctuation-wrap="hanging"/>
      <style:text-properties fo:font-size="18pt" fo:hyphenate="false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text-line-through-style="none" style:text-line-through-type="none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ourier New1" fo:font-size="14pt" fo:letter-spacing="normal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2.163cm" svg:height="2.257cm" svg:x="1.383cm" svg:y="0.088cm">
          <text:p/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1" draw:layer="layout" svg:width="2.163cm" svg:height="0.658cm" svg:x="1.383cm" svg:y="2.652cm">
          <text:p/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1" draw:layer="layout" svg:width="2.163cm" svg:height="2.257cm" svg:x="1.383cm" svg:y="3.616cm">
          <text:p/>
          <draw:enhanced-geometry svg:viewBox="0 0 21600 21600" draw:type="rectangle" draw:enhanced-path="M 0 0 L 21600 0 21600 21600 0 21600 0 0 Z N"/>
        </draw:custom-shape>
        <draw:custom-shape draw:name="TextBox 6" draw:style-name="gr2" draw:text-style-name="P3" draw:layer="layout" svg:width="2.65cm" svg:height="4.458cm" svg:x="3.517cm" svg:y="1.123cm">
          <text:p text:style-name="P2"><text:span text:style-name="T1">arguments</text:span><text:span text:style-name="T1"><text:line-break/></text:span><text:span text:style-name="T1"><text:line-break/></text:span><text:span text:style-name="T1">return</text:span><text:span text:style-name="T1"><text:line-break/></text:span><text:span text:style-name="T1">address</text:span><text:span text:style-name="T1"><text:line-break/></text:span><text:span text:style-name="T1"><text:line-break/></text:span><text:span text:style-name="T1">local</text:span><text:span text:style-name="T1"><text:line-break/></text:span><text:span text:style-name="T1">variables</text:span></text:p>
          <draw:enhanced-geometry svg:viewBox="0 0 21600 21600" draw:type="rectangle" draw:enhanced-path="M 0 0 L 21600 0 21600 21600 0 21600 0 0 Z N"/>
        </draw:custom-shape>
        <draw:custom-shape draw:name="TextBox 7" draw:style-name="gr3" draw:text-style-name="P5" draw:layer="layout" svg:width="5.455cm" svg:height="3.046cm" svg:x="0.396cm" svg:y="6.532cm">
          <text:p text:style-name="P4"><text:span text:style-name="T2">f() {</text:span><text:span text:style-name="T2"><text:line-break/></text:span><text:span text:style-name="T2"> <text:s/>char buf[512];</text:span><text:span text:style-name="T2"><text:line-break/></text:span><text:span text:style-name="T2"> <text:s/>gets(buf);</text:span><text:span text:style-name="T2"><text:line-break/></text:span><text:span text:style-name="T2"> <text:s/>...</text:span><text:span text:style-name="T2"><text:line-break/></text:span><text:span text:style-name="T2">}</text:span></text:p>
          <draw:enhanced-geometry svg:viewBox="0 0 21600 21600" draw:type="rectangle" draw:enhanced-path="M 0 0 L 21600 0 21600 21600 0 21600 0 0 Z N"/>
        </draw:custom-shape>
        <draw:connector draw:name="Straight Arrow Connector 8" draw:style-name="gr4" draw:text-style-name="P6" draw:layer="layout" svg:x1="2.465cm" svg:y1="6.062cm" svg:x2="2.465cm" svg:y2="2.839cm" svg:d="M2465 6062v-3223" svg:viewBox="0 0 1 32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urier New1" svg:font-family="'Courier New'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5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01:44:24</meta:creation-date>
    <dc:date>2018-08-28T16:19:07.214950000</dc:date>
    <meta:editing-duration>PT4M6S</meta:editing-duration>
    <meta:editing-cycles>3</meta:editing-cycles>
    <meta:generator>NeoOffice/3.2017.12$MacOSX_X86_64 NeoOffice_project/0</meta:generator>
    <meta:document-statistic meta:object-count="6"/>
  </office:meta>
</office:document-meta>
</file>